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justify" fo:break-before="auto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P4" style:family="paragraph" style:parent-style-name="Standard">
      <style:paragraph-properties fo:text-align="justify" fo:break-before="auto" style:writing-mode="lr-tb"/>
    </style:style>
    <style:style style:name="T4_1" style:family="text"/>
    <style:style style:name="T4_2" style:family="text"/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>
      <style:text-properties fo:font-weight="bold" style:font-weight-asian="bold" style:font-weight-complex="bold"/>
    </style:style>
    <style:style style:name="T4_6" style:family="text">
      <style:text-properties fo:font-weight="bold" style:font-weight-asian="bold" style:font-weight-complex="bold"/>
    </style:style>
    <style:style style:name="T4_7" style:family="text">
      <style:text-properties fo:font-weight="bold" style:font-weight-asian="bold" style:font-weight-complex="bold"/>
    </style:style>
    <style:style style:name="T4_8" style:family="text">
      <style:text-properties fo:font-weight="bold" style:font-weight-asian="bold" style:font-weight-complex="bold"/>
    </style:style>
    <style:style style:name="T4_9" style:family="text">
      <style:text-properties fo:font-weight="bold" style:font-weight-asian="bold" style:font-weight-complex="bold"/>
    </style:style>
    <style:style style:name="T4_10" style:family="text">
      <style:text-properties fo:font-weight="bold" style:font-weight-asian="bold" style:font-weight-complex="bold"/>
    </style:style>
    <style:style style:name="T4_11" style:family="text">
      <style:text-properties fo:font-weight="bold" style:font-weight-asian="bold" style:font-weight-complex="bold"/>
    </style:style>
    <style:style style:name="T4_12" style:family="text">
      <style:text-properties fo:font-weight="bold" style:font-weight-asian="bold" style:font-weight-complex="bold"/>
    </style:style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>
      <style:text-properties fo:font-weight="bold" style:font-weight-asian="bold" style:font-weight-complex="bold"/>
    </style:style>
    <style:style style:name="T4_47" style:family="text">
      <style:text-properties fo:font-weight="bold" style:font-weight-asian="bold" style:font-weight-complex="bold"/>
    </style:style>
    <style:style style:name="T4_48" style:family="text"/>
    <style:style style:name="P5" style:family="paragraph" style:parent-style-name="Standard">
      <style:paragraph-properties fo:text-align="justify" fo:break-before="auto" style:writing-mode="lr-tb"/>
    </style:style>
    <style:style style:name="P6" style:family="paragraph" style:parent-style-name="Standard">
      <style:paragraph-properties fo:text-align="justify" fo:break-before="auto" style:writing-mode="lr-tb"/>
    </style:style>
    <style:style style:name="P7" style:family="paragraph" style:parent-style-name="Standard">
      <style:paragraph-properties fo:text-align="justify" fo:break-before="auto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P8" style:family="paragraph" style:parent-style-name="Standard">
      <style:paragraph-properties fo:text-align="justify" fo:break-before="auto" style:writing-mode="lr-tb"/>
    </style:style>
    <style:style style:name="P9" style:family="paragraph" style:parent-style-name="Standard">
      <style:paragraph-properties fo:text-align="justify" fo:break-before="auto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P10" style:family="paragraph" style:parent-style-name="Standard">
      <style:paragraph-properties fo:text-align="justify" fo:break-before="auto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>
      <style:text-properties fo:font-weight="bold" style:font-weight-asian="bold" style:font-weight-complex="bold"/>
    </style:style>
    <style:style style:name="T10_16" style:family="text">
      <style:text-properties fo:font-weight="bold" style:font-weight-asian="bold" style:font-weight-complex="bold"/>
    </style:style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P11" style:family="paragraph" style:parent-style-name="Standard">
      <style:paragraph-properties fo:break-before="auto" style:writing-mode="lr-tb"/>
    </style:style>
    <style:style style:name="P12" style:family="paragraph" style:parent-style-name="Standard">
      <style:paragraph-properties fo:text-align="justify" fo:break-before="auto" style:writing-mode="lr-tb"/>
    </style:style>
    <style:style style:name="P13" style:family="paragraph" style:parent-style-name="Standard">
      <style:paragraph-properties fo:text-align="justify" fo:break-before="auto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P14" style:family="paragraph" style:parent-style-name="Standard">
      <style:paragraph-properties fo:text-align="justify" fo:break-before="auto" style:writing-mode="lr-tb"/>
    </style:style>
    <style:style style:name="P15" style:family="paragraph" style:parent-style-name="Standard">
      <style:paragraph-properties fo:break-before="auto" style:writing-mode="lr-tb"/>
    </style:style>
    <style:style style:name="P16" style:family="paragraph" style:parent-style-name="Standard">
      <style:paragraph-properties fo:text-align="justify" fo:break-before="auto" style:writing-mode="lr-tb"/>
    </style:style>
    <style:style style:name="P17" style:family="paragraph" style:parent-style-name="Standard">
      <style:paragraph-properties fo:text-align="justify" fo:break-before="auto" style:writing-mode="lr-tb"/>
    </style:style>
    <style:style style:name="P18" style:family="paragraph" style:parent-style-name="Standard">
      <style:paragraph-properties fo:text-align="justify" fo:break-before="auto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P19" style:family="paragraph" style:parent-style-name="Standard">
      <style:paragraph-properties fo:break-before="auto" style:writing-mode="lr-tb"/>
    </style:style>
    <style:style style:name="P20" style:family="paragraph" style:parent-style-name="Standard">
      <style:paragraph-properties fo:break-before="auto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>
      <style:text-properties fo:color="#1155cc" style:text-underline-style="solid" style:text-underline-color="font-color"/>
    </style:style>
    <style:style style:name="T20_55" style:family="text"/>
    <style:style style:name="T20_56" style:family="text">
      <style:text-properties fo:color="#1155cc" style:text-underline-style="solid" style:text-underline-color="font-color"/>
    </style:style>
    <style:style style:name="T20_57" style:family="text"/>
    <style:style style:name="T20_58" style:family="text">
      <style:text-properties fo:color="#1155cc" style:text-underline-style="solid" style:text-underline-color="font-color"/>
    </style:style>
    <style:style style:name="T20_59" style:family="text"/>
    <style:style style:name="T20_60" style:family="text">
      <style:text-properties fo:color="#1155cc" style:text-underline-style="solid" style:text-underline-color="font-color"/>
    </style:style>
    <style:style style:name="T20_61" style:family="text"/>
    <style:style style:name="T20_62" style:family="text">
      <style:text-properties fo:color="#1155cc" style:text-underline-style="solid" style:text-underline-color="font-color"/>
    </style:style>
    <style:style style:name="T20_63" style:family="text"/>
    <style:style style:name="T20_64" style:family="text">
      <style:text-properties fo:color="#1155cc" style:text-underline-style="solid" style:text-underline-color="font-color"/>
    </style:style>
    <style:style style:name="T20_65" style:family="text"/>
    <style:style style:name="T20_66" style:family="text">
      <style:text-properties fo:color="#1155cc" style:text-underline-style="solid" style:text-underline-color="font-color"/>
    </style:style>
    <style:style style:name="T20_67" style:family="text"/>
    <style:style style:name="T20_68" style:family="text">
      <style:text-properties fo:color="#1155cc" style:text-underline-style="solid" style:text-underline-color="font-color"/>
    </style:style>
    <style:style style:name="T20_69" style:family="text"/>
    <style:style style:name="T20_70" style:family="text">
      <style:text-properties fo:color="#1155cc" style:text-underline-style="solid" style:text-underline-color="font-color"/>
    </style:style>
    <style:style style:name="T20_71" style:family="text"/>
    <style:style style:name="T20_72" style:family="text">
      <style:text-properties fo:color="#1155cc" style:text-underline-style="solid" style:text-underline-color="font-color"/>
    </style:style>
    <style:style style:name="T20_73" style:family="text"/>
    <style:style style:name="T20_74" style:family="text">
      <style:text-properties fo:color="#1155cc" style:text-underline-style="solid" style:text-underline-color="font-color"/>
    </style:style>
    <style:style style:name="T20_75" style:family="text"/>
    <style:style style:name="T20_76" style:family="text">
      <style:text-properties fo:color="#1155cc" style:text-underline-style="solid" style:text-underline-color="font-color"/>
    </style:style>
    <style:style style:name="T20_77" style:family="text"/>
    <style:style style:name="T20_78" style:family="text">
      <style:text-properties fo:color="#1155cc" style:text-underline-style="solid" style:text-underline-color="font-color"/>
    </style:style>
    <style:style style:name="T20_79" style:family="text"/>
    <style:style style:name="T20_80" style:family="text">
      <style:text-properties fo:color="#1155cc" style:text-underline-style="solid" style:text-underline-color="font-color"/>
    </style:style>
    <style:style style:name="T20_81" style:family="text"/>
    <style:style style:name="T20_82" style:family="text">
      <style:text-properties fo:color="#1155cc" style:text-underline-style="solid" style:text-underline-color="font-color"/>
    </style:style>
    <style:style style:name="T20_83" style:family="text"/>
    <style:style style:name="T20_84" style:family="text">
      <style:text-properties fo:color="#1155cc" style:text-underline-style="solid" style:text-underline-color="font-color"/>
    </style:style>
    <style:style style:name="T20_85" style:family="text"/>
    <style:style style:name="T20_86" style:family="text">
      <style:text-properties fo:color="#1155cc" style:text-underline-style="solid" style:text-underline-color="font-color"/>
    </style:style>
    <style:style style:name="T20_87" style:family="text"/>
    <style:style style:name="T20_88" style:family="text">
      <style:text-properties fo:color="#1155cc" style:text-underline-style="solid" style:text-underline-color="font-color"/>
    </style:style>
    <style:style style:name="T20_89" style:family="text"/>
    <style:style style:name="T20_90" style:family="text">
      <style:text-properties fo:color="#1155cc" style:text-underline-style="solid" style:text-underline-color="font-color"/>
    </style:style>
    <style:style style:name="T20_91" style:family="text"/>
    <style:style style:name="T20_92" style:family="text">
      <style:text-properties fo:color="#1155cc" style:text-underline-style="solid" style:text-underline-color="font-color"/>
    </style:style>
    <style:style style:name="T20_93" style:family="text"/>
    <style:style style:name="T20_94" style:family="text">
      <style:text-properties fo:color="#1155cc" style:text-underline-style="solid" style:text-underline-color="font-color"/>
    </style:style>
    <style:style style:name="T20_95" style:family="text"/>
    <style:style style:name="T20_96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style:writing-mode="lr-tb"/>
      <style:text-properties fo:color="#1155cc" style:text-underline-style="solid" style:text-underline-color="font-color"/>
    </style:style>
    <style:style style:name="P22" style:family="paragraph" style:parent-style-name="Standard">
      <style:paragraph-properties fo:text-align="justify" fo:break-before="auto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T22_6" style:family="text">
      <style:text-properties fo:font-weight="bold" style:font-weight-asian="bold" style:font-weight-complex="bold"/>
    </style:style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>
      <style:text-properties fo:color="#1155cc" fo:font-weight="bold" style:font-weight-asian="bold" style:font-weight-complex="bold"/>
    </style:style>
    <style:style style:name="T22_81" style:family="text">
      <style:text-properties fo:color="#1155cc" fo:font-weight="bold" style:font-weight-asian="bold" style:font-weight-complex="bold"/>
    </style:style>
    <style:style style:name="T22_82" style:family="text">
      <style:text-properties fo:color="#1155cc" fo:font-weight="bold" style:font-weight-asian="bold" style:font-weight-complex="bold"/>
    </style:style>
    <style:style style:name="T22_83" style:family="text">
      <style:text-properties fo:color="#1155cc" fo:font-weight="bold" style:font-weight-asian="bold" style:font-weight-complex="bold"/>
    </style:style>
    <style:style style:name="T22_84" style:family="text">
      <style:text-properties fo:color="#1155cc" fo:font-weight="bold" style:font-weight-asian="bold" style:font-weight-complex="bold"/>
    </style:style>
    <style:style style:name="T22_85" style:family="text">
      <style:text-properties fo:color="#1155cc" fo:font-weight="bold" style:font-weight-asian="bold" style:font-weight-complex="bold"/>
    </style:style>
    <style:style style:name="T22_86" style:family="text">
      <style:text-properties fo:color="#1155cc" fo:font-weight="bold" style:font-weight-asian="bold" style:font-weight-complex="bold"/>
    </style:style>
    <style:style style:name="T22_87" style:family="text">
      <style:text-properties fo:color="#1155cc" fo:font-weight="bold" style:font-weight-asian="bold" style:font-weight-complex="bold"/>
    </style:style>
    <style:style style:name="P23" style:family="paragraph" style:parent-style-name="Standard">
      <style:paragraph-properties fo:text-align="justify" fo:break-before="auto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P24" style:family="paragraph" style:parent-style-name="Standard">
      <style:paragraph-properties fo:text-align="justify" fo:break-before="auto" style:writing-mode="lr-tb"/>
    </style:style>
    <style:style style:name="P25" style:family="paragraph" style:parent-style-name="Standard">
      <style:paragraph-properties fo:text-align="justify" fo:break-before="auto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P26" style:family="paragraph" style:parent-style-name="Standard">
      <style:paragraph-properties fo:text-align="justify" fo:break-before="auto" style:writing-mode="lr-tb"/>
    </style:style>
    <style:style style:name="P27" style:family="paragraph" style:parent-style-name="Standard">
      <style:paragraph-properties fo:text-align="justify" fo:break-before="auto" style:writing-mode="lr-tb"/>
    </style:style>
    <style:style style:name="T27_1" style:family="text"/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>
      <style:text-properties fo:font-weight="bold" style:font-weight-asian="bold" style:font-weight-complex="bold"/>
    </style:style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Standard">
      <style:paragraph-properties fo:text-align="justify" fo:break-before="auto" style:writing-mode="lr-tb"/>
    </style:style>
    <style:style style:name="T28_1" style:family="text"/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P29" style:family="paragraph" style:parent-style-name="Standard">
      <style:paragraph-properties fo:text-align="justify" fo:break-before="auto" style:writing-mode="lr-tb"/>
    </style:style>
    <style:style style:name="T29_1" style:family="text"/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>
      <style:text-properties fo:font-weight="bold" style:font-weight-asian="bold" style:font-weight-complex="bold"/>
    </style:style>
    <style:style style:name="T29_5" style:family="text">
      <style:text-properties fo:font-weight="bold" style:font-weight-asian="bold" style:font-weight-complex="bold"/>
    </style:style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P30" style:family="paragraph" style:parent-style-name="Standard">
      <style:paragraph-properties fo:break-before="auto" style:writing-mode="lr-tb"/>
    </style:style>
    <style:style style:name="P31" style:family="paragraph" style:parent-style-name="Standard">
      <style:paragraph-properties fo:break-before="auto" style:writing-mode="lr-tb"/>
    </style:style>
    <style:style style:name="P32" style:family="paragraph" style:parent-style-name="Standard">
      <style:paragraph-properties fo:break-before="auto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T32_5" style:family="text">
      <style:text-properties fo:font-weight="bold" style:font-weight-asian="bold" style:font-weight-complex="bold"/>
    </style:style>
    <style:style style:name="T32_6" style:family="text">
      <style:text-properties fo:font-weight="bold" style:font-weight-asian="bold" style:font-weight-complex="bold"/>
    </style:style>
    <style:style style:name="T32_7" style:family="text">
      <style:text-properties fo:font-weight="bold" style:font-weight-asian="bold" style:font-weight-complex="bold"/>
    </style:style>
    <style:style style:name="T32_8" style:family="text">
      <style:text-properties fo:font-weight="bold" style:font-weight-asian="bold" style:font-weight-complex="bold"/>
    </style:style>
    <style:style style:name="T32_9" style:family="text">
      <style:text-properties fo:font-weight="bold" style:font-weight-asian="bold" style:font-weight-complex="bold"/>
    </style:style>
    <style:style style:name="T32_10" style:family="text">
      <style:text-properties fo:font-weight="bold" style:font-weight-asian="bold" style:font-weight-complex="bold"/>
    </style:style>
    <style:style style:name="T32_11" style:family="text"/>
    <style:style style:name="P33" style:family="paragraph" style:parent-style-name="Standard">
      <style:paragraph-properties fo:break-before="auto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P34" style:family="paragraph" style:parent-style-name="Standard">
      <style:paragraph-properties fo:break-before="auto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P35" style:family="paragraph" style:parent-style-name="Standard">
      <style:paragraph-properties fo:break-before="auto" style:writing-mode="lr-tb"/>
    </style:style>
    <style:style style:name="P36" style:family="paragraph" style:parent-style-name="Standard">
      <style:paragraph-properties fo:break-before="auto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P37" style:family="paragraph" style:parent-style-name="Standard">
      <style:paragraph-properties fo:break-before="auto" style:writing-mode="lr-tb"/>
    </style:style>
    <style:style style:name="P38" style:family="paragraph" style:parent-style-name="Standard">
      <style:paragraph-properties fo:break-before="auto" style:writing-mode="lr-tb"/>
    </style:style>
    <style:style style:name="P39" style:family="paragraph" style:parent-style-name="Standard">
      <style:paragraph-properties fo:break-before="auto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T39_3" style:family="text">
      <style:text-properties fo:font-weight="bold" style:font-weight-asian="bold" style:font-weight-complex="bold"/>
    </style:style>
    <style:style style:name="T39_4" style:family="text">
      <style:text-properties fo:font-weight="bold" style:font-weight-asian="bold" style:font-weight-complex="bold"/>
    </style:style>
    <style:style style:name="T39_5" style:family="text">
      <style:text-properties fo:font-weight="bold" style:font-weight-asian="bold" style:font-weight-complex="bold"/>
    </style:style>
    <style:style style:name="T39_6" style:family="text">
      <style:text-properties fo:font-weight="bold" style:font-weight-asian="bold" style:font-weight-complex="bold"/>
    </style:style>
    <style:style style:name="T39_7" style:family="text">
      <style:text-properties fo:font-weight="bold" style:font-weight-asian="bold" style:font-weight-complex="bold"/>
    </style:style>
    <style:style style:name="T39_8" style:family="text">
      <style:text-properties fo:font-weight="bold" style:font-weight-asian="bold" style:font-weight-complex="bold"/>
    </style:style>
    <style:style style:name="T39_9" style:family="text">
      <style:text-properties fo:font-weight="bold" style:font-weight-asian="bold" style:font-weight-complex="bold"/>
    </style:style>
    <style:style style:name="T39_10" style:family="text">
      <style:text-properties fo:font-weight="bold" style:font-weight-asian="bold" style:font-weight-complex="bold"/>
    </style:style>
    <style:style style:name="T39_11" style:family="text">
      <style:text-properties fo:font-weight="bold" style:font-weight-asian="bold" style:font-weight-complex="bold"/>
    </style:style>
    <style:style style:name="T39_12" style:family="text">
      <style:text-properties fo:font-weight="bold" style:font-weight-asian="bold" style:font-weight-complex="bold"/>
    </style:style>
    <style:style style:name="T39_13" style:family="text">
      <style:text-properties fo:font-weight="bold" style:font-weight-asian="bold" style:font-weight-complex="bold"/>
    </style:style>
    <style:style style:name="T39_14" style:family="text">
      <style:text-properties fo:font-weight="bold" style:font-weight-asian="bold" style:font-weight-complex="bold"/>
    </style:style>
    <style:style style:name="T39_15" style:family="text">
      <style:text-properties fo:font-weight="bold" style:font-weight-asian="bold" style:font-weight-complex="bold"/>
    </style:style>
    <style:style style:name="T39_16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style:writing-mode="lr-tb"/>
    </style:style>
    <style:style style:name="P42" style:family="paragraph" style:parent-style-name="Standard">
      <style:paragraph-properties fo:break-before="auto" style:writing-mode="lr-tb"/>
    </style:style>
    <style:style style:name="P43" style:family="paragraph" style:parent-style-name="Standard">
      <style:paragraph-properties fo:text-align="justify" fo:break-before="auto" style:writing-mode="lr-tb"/>
    </style:style>
  </office:automatic-styles>
  <office:body>
    <office:text>
      <text:p text:style-name="P1"><text:span text:style-name="T1_1">Do</text:span><text:span text:style-name="T1_2"><text:s/></text:span><text:span text:style-name="T1_3">you</text:span><text:span text:style-name="T1_4"><text:s/></text:span><text:span text:style-name="T1_5">feel</text:span><text:span text:style-name="T1_6"><text:s/></text:span><text:span text:style-name="T1_7">hot</text:span><text:span text:style-name="T1_8">?</text:span></text:p>
      <text:p text:style-name="P2"/>
      <text:p text:style-name="P3"><text:span text:style-name="T3_1">The</text:span><text:span text:style-name="T3_2"><text:s/></text:span><text:span text:style-name="T3_3">time</text:span><text:span text:style-name="T3_4"><text:s/></text:span><text:span text:style-name="T3_5">has</text:span><text:span text:style-name="T3_6"><text:s/></text:span><text:span text:style-name="T3_7">come</text:span><text:span text:style-name="T3_8"><text:s/></text:span><text:span text:style-name="T3_9">to</text:span><text:span text:style-name="T3_10"><text:s/></text:span><text:span text:style-name="T3_11">arrange</text:span><text:span text:style-name="T3_12"><text:s/></text:span><text:span text:style-name="T3_13">your</text:span><text:span text:style-name="T3_14"><text:s/></text:span><text:span text:style-name="T3_15">summer</text:span><text:span text:style-name="T3_16"><text:s/></text:span><text:span text:style-name="T3_17">getaways</text:span><text:span text:style-name="T3_18">!</text:span></text:p>
      <text:p text:style-name="P4"><text:span text:style-name="T4_1">The</text:span><text:span text:style-name="T4_2"><text:s/></text:span><text:span text:style-name="T4_3">2</text:span><text:span text:style-name="T4_4">nd</text:span><text:span text:style-name="T4_5"><text:s/></text:span><text:span text:style-name="T4_6">openSUSE</text:span><text:span text:style-name="T4_7"><text:s/></text:span><text:span text:style-name="T4_8">Collaboration</text:span><text:span text:style-name="T4_9"><text:s/></text:span><text:span text:style-name="T4_10">Summer</text:span><text:span text:style-name="T4_11"><text:s/></text:span><text:span text:style-name="T4_12">Camp</text:span><text:span text:style-name="T4_13"><text:s/></text:span><text:span text:style-name="T4_14">has</text:span><text:span text:style-name="T4_15"><text:s/></text:span><text:span text:style-name="T4_16">almost</text:span><text:span text:style-name="T4_17"><text:s/></text:span><text:span text:style-name="T4_18">arrived</text:span><text:span text:style-name="T4_19"><text:s/></text:span><text:span text:style-name="T4_20">this</text:span><text:span text:style-name="T4_21"><text:s/></text:span><text:span text:style-name="T4_22">year</text:span><text:span text:style-name="T4_23"><text:s/></text:span><text:span text:style-name="T4_24">in</text:span><text:span text:style-name="T4_25"><text:s/></text:span><text:span text:style-name="T4_26">the</text:span><text:span text:style-name="T4_27"><text:s/></text:span><text:span text:style-name="T4_28">familiar</text:span><text:span text:style-name="T4_29"><text:s/></text:span><text:span text:style-name="T4_30">place</text:span><text:span text:style-name="T4_31"><text:s/>(</text:span><text:span text:style-name="T4_32">hotel</text:span><text:span text:style-name="T4_33"><text:s/></text:span><text:span text:style-name="T4_34">Grand</text:span><text:span text:style-name="T4_35"><text:s/></text:span><text:span text:style-name="T4_36">Platon</text:span><text:span text:style-name="T4_37"><text:s/></text:span><text:span text:style-name="T4_38">in</text:span><text:span text:style-name="T4_39"><text:s/></text:span><text:span text:style-name="T4_40">Katerini</text:span><text:span text:style-name="T4_41"><text:s/></text:span><text:span text:style-name="T4_42">beach</text:span><text:span text:style-name="T4_43">)<text:s/></text:span><text:span text:style-name="T4_44">at</text:span><text:span text:style-name="T4_45"><text:s/></text:span><text:span text:style-name="T4_46">20-22<text:s/></text:span><text:span text:style-name="T4_47">July</text:span><text:span text:style-name="T4_48"><text:s/>2012!<text:s/></text:span></text:p>
      <text:p text:style-name="P5"/>
      <text:p text:style-name="P6"/>
      <text:p text:style-name="P7"><text:span text:style-name="T7_1">Like</text:span><text:span text:style-name="T7_2"><text:s/></text:span><text:span text:style-name="T7_3">last</text:span><text:span text:style-name="T7_4"><text:s/></text:span><text:span text:style-name="T7_5">summer</text:span><text:span text:style-name="T7_6"><text:s/></text:span><text:span text:style-name="T7_7">we</text:span><text:span text:style-name="T7_8"><text:s/></text:span><text:span text:style-name="T7_9">will</text:span><text:span text:style-name="T7_10"><text:s/></text:span><text:span text:style-name="T7_11">all</text:span><text:span text:style-name="T7_12"><text:s/></text:span><text:span text:style-name="T7_13">meet</text:span><text:span text:style-name="T7_14"><text:s/></text:span><text:span text:style-name="T7_15">together</text:span><text:span text:style-name="T7_16"><text:s/></text:span><text:span text:style-name="T7_17">and</text:span><text:span text:style-name="T7_18"><text:s/></text:span><text:span text:style-name="T7_19">we</text:span><text:span text:style-name="T7_20"><text:s/></text:span><text:span text:style-name="T7_21">will</text:span><text:span text:style-name="T7_22"><text:s/></text:span><text:span text:style-name="T7_23">combine</text:span><text:span text:style-name="T7_24"><text:s/></text:span><text:span text:style-name="T7_25">our</text:span><text:span text:style-name="T7_26"><text:s/></text:span><text:span text:style-name="T7_27">baths</text:span><text:span text:style-name="T7_28"><text:s/></text:span><text:span text:style-name="T7_29">and</text:span><text:span text:style-name="T7_30"><text:s/></text:span><text:span text:style-name="T7_31">beers</text:span><text:span text:style-name="T7_32"><text:s/></text:span><text:span text:style-name="T7_33">by</text:span><text:span text:style-name="T7_34"><text:s/></text:span><text:span text:style-name="T7_35">the</text:span><text:span text:style-name="T7_36"><text:s/></text:span><text:span text:style-name="T7_37">pool</text:span><text:span text:style-name="T7_38"><text:s/></text:span><text:span text:style-name="T7_39">with</text:span><text:span text:style-name="T7_40"><text:s/></text:span><text:span text:style-name="T7_41">presentations</text:span><text:span text:style-name="T7_42"><text:s/></text:span><text:span text:style-name="T7_43">and</text:span><text:span text:style-name="T7_44"><text:s/></text:span><text:span text:style-name="T7_45">workshops</text:span><text:span text:style-name="T7_46"><text:s/>(</text:span><text:span text:style-name="T7_47">don</text:span><text:span text:style-name="T7_48">’</text:span><text:span text:style-name="T7_49">t</text:span><text:span text:style-name="T7_50"><text:s/></text:span><text:span text:style-name="T7_51">forget</text:span><text:span text:style-name="T7_52"><text:s/></text:span><text:span text:style-name="T7_53">to</text:span><text:span text:style-name="T7_54"><text:s/></text:span><text:span text:style-name="T7_55">bring</text:span><text:span text:style-name="T7_56"><text:s/></text:span><text:span text:style-name="T7_57">your</text:span><text:span text:style-name="T7_58"><text:s/></text:span><text:span text:style-name="T7_59">laptop</text:span><text:span text:style-name="T7_60"><text:s/></text:span><text:span text:style-name="T7_61">with</text:span><text:span text:style-name="T7_62"><text:s/></text:span><text:span text:style-name="T7_63">you</text:span><text:span text:style-name="T7_64">!)</text:span></text:p>
      <text:p text:style-name="P8"/>
      <text:p text:style-name="P9"><text:span text:style-name="T9_1">The</text:span><text:span text:style-name="T9_2"><text:s/></text:span><text:span text:style-name="T9_3">event</text:span><text:span text:style-name="T9_4"><text:s/></text:span><text:span text:style-name="T9_5">is</text:span><text:span text:style-name="T9_6"><text:s/></text:span><text:span text:style-name="T9_7">not</text:span><text:span text:style-name="T9_8"><text:s/></text:span><text:span text:style-name="T9_9">only</text:span><text:span text:style-name="T9_10"><text:s/></text:span><text:span text:style-name="T9_11">about</text:span><text:span text:style-name="T9_12"><text:s/></text:span><text:span text:style-name="T9_13">openSUSE</text:span><text:span text:style-name="T9_14"><text:s/></text:span><text:span text:style-name="T9_15">users</text:span><text:span text:style-name="T9_16">!</text:span></text:p>
      <text:p text:style-name="P10"><text:span text:style-name="T10_1">The</text:span><text:span text:style-name="T10_2"><text:s/></text:span><text:span text:style-name="T10_3">goal</text:span><text:span text:style-name="T10_4"><text:s/></text:span><text:span text:style-name="T10_5">of</text:span><text:span text:style-name="T10_6"><text:s/></text:span><text:span text:style-name="T10_7">the</text:span><text:span text:style-name="T10_8"><text:s/></text:span><text:span text:style-name="T10_9">event</text:span><text:span text:style-name="T10_10"><text:s/></text:span><text:span text:style-name="T10_11">is</text:span><text:span text:style-name="T10_12"><text:s/></text:span><text:span text:style-name="T10_13">the</text:span><text:span text:style-name="T10_14"><text:s/></text:span><text:span text:style-name="T10_15">collaboration</text:span><text:span text:style-name="T10_16"><text:s/></text:span><text:span text:style-name="T10_17">between</text:span><text:span text:style-name="T10_18"><text:s/></text:span><text:span text:style-name="T10_19">people</text:span><text:span text:style-name="T10_20"><text:s/></text:span><text:span text:style-name="T10_21">who</text:span><text:span text:style-name="T10_22"><text:s/></text:span><text:span text:style-name="T10_23">enjoy</text:span><text:span text:style-name="T10_24"><text:s/></text:span><text:span text:style-name="T10_25">to</text:span><text:span text:style-name="T10_26"><text:s/></text:span><text:span text:style-name="T10_27">contribute</text:span><text:span text:style-name="T10_28"><text:s/></text:span><text:span text:style-name="T10_29">to</text:span><text:span text:style-name="T10_30"><text:s/></text:span><text:span text:style-name="T10_31">FOSS</text:span><text:span text:style-name="T10_32"><text:s/></text:span><text:span text:style-name="T10_33">and</text:span><text:span text:style-name="T10_34"><text:s/></text:span><text:span text:style-name="T10_35">the</text:span><text:span text:style-name="T10_36"><text:s/></text:span><text:span text:style-name="T10_37">acquaintance</text:span><text:span text:style-name="T10_38"><text:s/></text:span><text:span text:style-name="T10_39">with</text:span><text:span text:style-name="T10_40"><text:s/></text:span><text:span text:style-name="T10_41">the</text:span><text:span text:style-name="T10_42"><text:s/></text:span><text:span text:style-name="T10_43">different</text:span><text:span text:style-name="T10_44"><text:s/></text:span><text:span text:style-name="T10_45">ways</text:span><text:span text:style-name="T10_46"><text:s/></text:span><text:span text:style-name="T10_47">they</text:span><text:span text:style-name="T10_48"><text:s/></text:span><text:span text:style-name="T10_49">can</text:span><text:span text:style-name="T10_50"><text:s/></text:span><text:span text:style-name="T10_51">do</text:span><text:span text:style-name="T10_52"><text:s/></text:span><text:span text:style-name="T10_53">it</text:span><text:span text:style-name="T10_54">.</text:span></text:p>
      <text:p text:style-name="P11"/>
      <text:p text:style-name="P12"/>
      <text:p text:style-name="P13"><text:span text:style-name="T13_1">We</text:span><text:span text:style-name="T13_2"><text:s/></text:span><text:span text:style-name="T13_3">look</text:span><text:span text:style-name="T13_4"><text:s/></text:span><text:span text:style-name="T13_5">forward</text:span><text:span text:style-name="T13_6"><text:s/></text:span><text:span text:style-name="T13_7">to</text:span><text:span text:style-name="T13_8"><text:s/></text:span><text:span text:style-name="T13_9">seeing</text:span><text:span text:style-name="T13_10"><text:s/></text:span><text:span text:style-name="T13_11">all</text:span><text:span text:style-name="T13_12"><text:s/></text:span><text:span text:style-name="T13_13">of</text:span><text:span text:style-name="T13_14"><text:s/></text:span><text:span text:style-name="T13_15">you</text:span><text:span text:style-name="T13_16"><text:s/></text:span><text:span text:style-name="T13_17">no</text:span><text:span text:style-name="T13_18"><text:s/></text:span><text:span text:style-name="T13_19">matter</text:span><text:span text:style-name="T13_20"><text:s/></text:span><text:span text:style-name="T13_21">the</text:span><text:span text:style-name="T13_22"><text:s/></text:span><text:span text:style-name="T13_23">distro</text:span><text:span text:style-name="T13_24"><text:s/></text:span><text:span text:style-name="T13_25">you</text:span><text:span text:style-name="T13_26"><text:s/></text:span><text:span text:style-name="T13_27">use</text:span><text:span text:style-name="T13_28">,<text:s/></text:span><text:span text:style-name="T13_29">to</text:span><text:span text:style-name="T13_30"><text:s/></text:span><text:span text:style-name="T13_31">discuss</text:span><text:span text:style-name="T13_32">,<text:s/></text:span><text:span text:style-name="T13_33">exchange</text:span><text:span text:style-name="T13_34"><text:s/></text:span><text:span text:style-name="T13_35">opinions</text:span><text:span text:style-name="T13_36"><text:s/></text:span><text:span text:style-name="T13_37">and</text:span><text:span text:style-name="T13_38"><text:s/></text:span><text:span text:style-name="T13_39">of</text:span><text:span text:style-name="T13_40"><text:s/></text:span><text:span text:style-name="T13_41">course</text:span><text:span text:style-name="T13_42"><text:s/></text:span><text:span text:style-name="T13_43">we</text:span><text:span text:style-name="T13_44"><text:s/></text:span><text:span text:style-name="T13_45">wait</text:span><text:span text:style-name="T13_46"><text:s/></text:span><text:span text:style-name="T13_47">for</text:span><text:span text:style-name="T13_48"><text:s/></text:span><text:span text:style-name="T13_49">your</text:span><text:span text:style-name="T13_50"><text:s/></text:span><text:span text:style-name="T13_51">own</text:span><text:span text:style-name="T13_52"><text:s/></text:span><text:span text:style-name="T13_53">presentations</text:span><text:span text:style-name="T13_54"><text:s/></text:span><text:span text:style-name="T13_55">and</text:span><text:span text:style-name="T13_56">/</text:span><text:span text:style-name="T13_57">or</text:span><text:span text:style-name="T13_58"><text:s/></text:span><text:span text:style-name="T13_59">workshops</text:span><text:span text:style-name="T13_60"><text:s/></text:span><text:span text:style-name="T13_61">on</text:span><text:span text:style-name="T13_62"><text:s/></text:span><text:span text:style-name="T13_63">the</text:span><text:span text:style-name="T13_64"><text:s/></text:span><text:span text:style-name="T13_65">topics</text:span><text:span text:style-name="T13_66"><text:s/></text:span><text:span text:style-name="T13_67">that</text:span><text:span text:style-name="T13_68"><text:s/></text:span><text:span text:style-name="T13_69">interest</text:span><text:span text:style-name="T13_70"><text:s/></text:span><text:span text:style-name="T13_71">you</text:span><text:span text:style-name="T13_72">!<text:line-break/></text:span><text:span text:style-name="T13_73">Like</text:span><text:span text:style-name="T13_74"><text:s/></text:span><text:span text:style-name="T13_75">last</text:span><text:span text:style-name="T13_76"><text:s/></text:span><text:span text:style-name="T13_77">summer</text:span><text:span text:style-name="T13_78"><text:s/></text:span><text:span text:style-name="T13_79">there</text:span><text:span text:style-name="T13_80"><text:s/></text:span><text:span text:style-name="T13_81">will</text:span><text:span text:style-name="T13_82"><text:s/></text:span><text:span text:style-name="T13_83">be</text:span><text:span text:style-name="T13_84"><text:s/></text:span><text:span text:style-name="T13_85">a</text:span><text:span text:style-name="T13_86"><text:s/></text:span><text:span text:style-name="T13_87">variety</text:span><text:span text:style-name="T13_88"><text:s/></text:span><text:span text:style-name="T13_89">of</text:span><text:span text:style-name="T13_90"><text:s/></text:span><text:span text:style-name="T13_91">topics</text:span><text:span text:style-name="T13_92"><text:s/></text:span><text:span text:style-name="T13_93">that</text:span><text:span text:style-name="T13_94"><text:s/></text:span><text:span text:style-name="T13_95">are</text:span><text:span text:style-name="T13_96"><text:s/></text:span><text:span text:style-name="T13_97">going</text:span><text:span text:style-name="T13_98"><text:s/></text:span><text:span text:style-name="T13_99">to</text:span><text:span text:style-name="T13_100"><text:s/></text:span><text:span text:style-name="T13_101">be</text:span><text:span text:style-name="T13_102"><text:s/></text:span><text:span text:style-name="T13_103">presented</text:span><text:span text:style-name="T13_104">,<text:s/></text:span><text:span text:style-name="T13_105">that</text:span><text:span text:style-name="T13_106"><text:s/></text:span><text:span text:style-name="T13_107">will</text:span><text:span text:style-name="T13_108"><text:s/></text:span><text:span text:style-name="T13_109">be</text:span><text:span text:style-name="T13_110"><text:s/></text:span><text:span text:style-name="T13_111">interesting</text:span><text:span text:style-name="T13_112"><text:s/></text:span><text:span text:style-name="T13_113">to</text:span><text:span text:style-name="T13_114"><text:s/></text:span><text:span text:style-name="T13_115">everyone</text:span><text:span text:style-name="T13_116">,<text:s/></text:span><text:span text:style-name="T13_117">even</text:span><text:span text:style-name="T13_118"><text:s/></text:span><text:span text:style-name="T13_119">to</text:span><text:span text:style-name="T13_120"><text:s/></text:span><text:span text:style-name="T13_121">the</text:span><text:span text:style-name="T13_122"><text:s/></text:span><text:span text:style-name="T13_123">new</text:span><text:span text:style-name="T13_124"><text:s/></text:span><text:span text:style-name="T13_125">and</text:span><text:span text:style-name="T13_126"><text:s/></text:span><text:span text:style-name="T13_127">not</text:span><text:span text:style-name="T13_128"><text:s/></text:span><text:span text:style-name="T13_129">so</text:span><text:span text:style-name="T13_130"><text:s/></text:span><text:span text:style-name="T13_131">experienced</text:span><text:span text:style-name="T13_132"><text:s/></text:span><text:span text:style-name="T13_133">users</text:span><text:span text:style-name="T13_134">.<text:line-break/></text:span><text:span text:style-name="T13_135">Everyone</text:span><text:span text:style-name="T13_136"><text:s/></text:span><text:span text:style-name="T13_137">can</text:span><text:span text:style-name="T13_138"><text:s/></text:span><text:span text:style-name="T13_139">actively</text:span><text:span text:style-name="T13_140"><text:s/></text:span><text:span text:style-name="T13_141">contribute</text:span><text:span text:style-name="T13_142">,<text:s/></text:span><text:span text:style-name="T13_143">attend</text:span><text:span text:style-name="T13_144"><text:s/></text:span><text:span text:style-name="T13_145">the</text:span><text:span text:style-name="T13_146"><text:s/></text:span><text:span text:style-name="T13_147">presentations</text:span><text:span text:style-name="T13_148"><text:s/></text:span><text:span text:style-name="T13_149">and</text:span><text:span text:style-name="T13_150"><text:s/></text:span><text:span text:style-name="T13_151">host</text:span><text:span text:style-name="T13_152"><text:s/></text:span><text:span text:style-name="T13_153">their</text:span><text:span text:style-name="T13_154"><text:s/></text:span><text:span text:style-name="T13_155">own</text:span><text:span text:style-name="T13_156"><text:s/></text:span><text:span text:style-name="T13_157">workshops</text:span><text:span text:style-name="T13_158">!</text:span></text:p>
      <text:p text:style-name="P14"/>
      <text:p text:style-name="P15"/>
      <text:p text:style-name="P16"/>
      <text:p text:style-name="P17"/>
      <text:p text:style-name="P18"><text:span text:style-name="T18_1">You</text:span><text:span text:style-name="T18_2"><text:s/></text:span><text:span text:style-name="T18_3">have</text:span><text:span text:style-name="T18_4"><text:s/></text:span><text:span text:style-name="T18_5">to</text:span><text:span text:style-name="T18_6"><text:s/></text:span><text:span text:style-name="T18_7">know</text:span><text:span text:style-name="T18_8">:</text:span></text:p>
      <text:p text:style-name="P19"/>
      <text:p text:style-name="P20"><text:span text:style-name="T20_1">1.[</text:span><text:span text:style-name="T20_2">CfP</text:span><text:span text:style-name="T20_3">]</text:span><text:span text:style-name="T20_4"><text:s/></text:span><text:span text:style-name="T20_5">Submission</text:span><text:span text:style-name="T20_6"><text:s/></text:span><text:span text:style-name="T20_7">of</text:span><text:span text:style-name="T20_8"><text:s/></text:span><text:span text:style-name="T20_9">presentations</text:span><text:span text:style-name="T20_10"><text:s/></text:span><text:span text:style-name="T20_11">and</text:span><text:span text:style-name="T20_12"><text:s/></text:span><text:span text:style-name="T20_13">workshops</text:span><text:span text:style-name="T20_14"><text:s/></text:span><text:span text:style-name="T20_15">is</text:span><text:span text:style-name="T20_16"><text:s/></text:span><text:span text:style-name="T20_17">open</text:span><text:span text:style-name="T20_18">!<text:s/></text:span><text:span text:style-name="T20_19">We</text:span><text:span text:style-name="T20_20"><text:s/></text:span><text:span text:style-name="T20_21">are</text:span><text:span text:style-name="T20_22"><text:s/></text:span><text:span text:style-name="T20_23">looking</text:span><text:span text:style-name="T20_24"><text:s/></text:span><text:span text:style-name="T20_25">forward</text:span><text:span text:style-name="T20_26"><text:s/></text:span><text:span text:style-name="T20_27">for</text:span><text:span text:style-name="T20_28"><text:s/></text:span><text:span text:style-name="T20_29">your</text:span><text:span text:style-name="T20_30"><text:s/></text:span><text:span text:style-name="T20_31">ideas</text:span><text:span text:style-name="T20_32">.<text:s/></text:span><text:span text:style-name="T20_33">Please</text:span><text:span text:style-name="T20_34"><text:s/></text:span><text:span text:style-name="T20_35">fill</text:span><text:span text:style-name="T20_36"><text:s/></text:span><text:span text:style-name="T20_37">the</text:span><text:span text:style-name="T20_38"><text:s/></text:span><text:span text:style-name="T20_39">form</text:span><text:span text:style-name="T20_40"><text:s/>,<text:s/></text:span><text:span text:style-name="T20_41">by</text:span><text:span text:style-name="T20_42"><text:s/></text:span><text:span text:style-name="T20_43">clicking</text:span><text:span text:style-name="T20_44"><text:s/></text:span><text:span text:style-name="T20_45">on</text:span><text:span text:style-name="T20_46"><text:s/></text:span><text:span text:style-name="T20_47">the</text:span><text:span text:style-name="T20_48"><text:s/></text:span><text:span text:style-name="T20_49">link</text:span><text:span text:style-name="T20_50"><text:s/></text:span><text:span text:style-name="T20_51">below</text:span><text:span text:style-name="T20_52"><text:s/>:</text:span><text:span text:style-name="T20_53"><text:a xlink:type="simple" xlink:href="http://www.os-el.gr/content/submit-talk-collaboration-summer-camp-2012"><text:span text:style-name="T20_54">http</text:span></text:a></text:span><text:span text:style-name="T20_55"><text:a xlink:type="simple" xlink:href="http://www.os-el.gr/content/submit-talk-collaboration-summer-camp-2012"><text:span text:style-name="T20_56">://</text:span></text:a></text:span><text:span text:style-name="T20_57"><text:a xlink:type="simple" xlink:href="http://www.os-el.gr/content/submit-talk-collaboration-summer-camp-2012"><text:span text:style-name="T20_58">www</text:span></text:a></text:span><text:span text:style-name="T20_59"><text:a xlink:type="simple" xlink:href="http://www.os-el.gr/content/submit-talk-collaboration-summer-camp-2012"><text:span text:style-name="T20_60">.</text:span></text:a></text:span><text:span text:style-name="T20_61"><text:a xlink:type="simple" xlink:href="http://www.os-el.gr/content/submit-talk-collaboration-summer-camp-2012"><text:span text:style-name="T20_62">os</text:span></text:a></text:span><text:span text:style-name="T20_63"><text:a xlink:type="simple" xlink:href="http://www.os-el.gr/content/submit-talk-collaboration-summer-camp-2012"><text:span text:style-name="T20_64">-</text:span></text:a></text:span><text:span text:style-name="T20_65"><text:a xlink:type="simple" xlink:href="http://www.os-el.gr/content/submit-talk-collaboration-summer-camp-2012"><text:span text:style-name="T20_66">el</text:span></text:a></text:span><text:span text:style-name="T20_67"><text:a xlink:type="simple" xlink:href="http://www.os-el.gr/content/submit-talk-collaboration-summer-camp-2012"><text:span text:style-name="T20_68">.</text:span></text:a></text:span><text:span text:style-name="T20_69"><text:a xlink:type="simple" xlink:href="http://www.os-el.gr/content/submit-talk-collaboration-summer-camp-2012"><text:span text:style-name="T20_70">gr</text:span></text:a></text:span><text:span text:style-name="T20_71"><text:a xlink:type="simple" xlink:href="http://www.os-el.gr/content/submit-talk-collaboration-summer-camp-2012"><text:span text:style-name="T20_72">/</text:span></text:a></text:span><text:span text:style-name="T20_73"><text:a xlink:type="simple" xlink:href="http://www.os-el.gr/content/submit-talk-collaboration-summer-camp-2012"><text:span text:style-name="T20_74">content</text:span></text:a></text:span><text:span text:style-name="T20_75"><text:a xlink:type="simple" xlink:href="http://www.os-el.gr/content/submit-talk-collaboration-summer-camp-2012"><text:span text:style-name="T20_76">/</text:span></text:a></text:span><text:span text:style-name="T20_77"><text:a xlink:type="simple" xlink:href="http://www.os-el.gr/content/submit-talk-collaboration-summer-camp-2012"><text:span text:style-name="T20_78">submit</text:span></text:a></text:span><text:span text:style-name="T20_79"><text:a xlink:type="simple" xlink:href="http://www.os-el.gr/content/submit-talk-collaboration-summer-camp-2012"><text:span text:style-name="T20_80">-</text:span></text:a></text:span><text:span text:style-name="T20_81"><text:a xlink:type="simple" xlink:href="http://www.os-el.gr/content/submit-talk-collaboration-summer-camp-2012"><text:span text:style-name="T20_82">talk</text:span></text:a></text:span><text:span text:style-name="T20_83"><text:a xlink:type="simple" xlink:href="http://www.os-el.gr/content/submit-talk-collaboration-summer-camp-2012"><text:span text:style-name="T20_84">-</text:span></text:a></text:span><text:span text:style-name="T20_85"><text:a xlink:type="simple" xlink:href="http://www.os-el.gr/content/submit-talk-collaboration-summer-camp-2012"><text:span text:style-name="T20_86">collaboration</text:span></text:a></text:span><text:span text:style-name="T20_87"><text:a xlink:type="simple" xlink:href="http://www.os-el.gr/content/submit-talk-collaboration-summer-camp-2012"><text:span text:style-name="T20_88">-</text:span></text:a></text:span><text:span text:style-name="T20_89"><text:a xlink:type="simple" xlink:href="http://www.os-el.gr/content/submit-talk-collaboration-summer-camp-2012"><text:span text:style-name="T20_90">summer</text:span></text:a></text:span><text:span text:style-name="T20_91"><text:a xlink:type="simple" xlink:href="http://www.os-el.gr/content/submit-talk-collaboration-summer-camp-2012"><text:span text:style-name="T20_92">-</text:span></text:a></text:span><text:span text:style-name="T20_93"><text:a xlink:type="simple" xlink:href="http://www.os-el.gr/content/submit-talk-collaboration-summer-camp-2012"><text:span text:style-name="T20_94">camp</text:span></text:a></text:span><text:span text:style-name="T20_95"><text:a xlink:type="simple" xlink:href="http://www.os-el.gr/content/submit-talk-collaboration-summer-camp-2012"><text:span text:style-name="T20_96">-2012</text:span></text:a></text:span></text:p>
      <text:p text:style-name="P21"/>
      <text:p text:style-name="P22"><text:span text:style-name="T22_1">2.<text:s/></text:span><text:span text:style-name="T22_2">Participation</text:span><text:span text:style-name="T22_3"><text:s/>&amp;<text:s/></text:span><text:span text:style-name="T22_4">room</text:span><text:span text:style-name="T22_5"><text:s/></text:span><text:span text:style-name="T22_6">reservation</text:span><text:span text:style-name="T22_7"><text:s/>:<text:s/>(</text:span><text:span text:style-name="T22_8">It</text:span><text:span text:style-name="T22_9"><text:s/></text:span><text:span text:style-name="T22_10">would</text:span><text:span text:style-name="T22_11"><text:s/></text:span><text:span text:style-name="T22_12">be</text:span><text:span text:style-name="T22_13"><text:s/></text:span><text:span text:style-name="T22_14">a</text:span><text:span text:style-name="T22_15"><text:s/></text:span><text:span text:style-name="T22_16">good</text:span><text:span text:style-name="T22_17"><text:s/></text:span><text:span text:style-name="T22_18">idea</text:span><text:span text:style-name="T22_19"><text:s/></text:span><text:span text:style-name="T22_20">to</text:span><text:span text:style-name="T22_21"><text:s/></text:span><text:span text:style-name="T22_22">do</text:span><text:span text:style-name="T22_23"><text:s/></text:span><text:span text:style-name="T22_24">it</text:span><text:span text:style-name="T22_25"><text:s/></text:span><text:span text:style-name="T22_26">as</text:span><text:span text:style-name="T22_27"><text:s/></text:span><text:span text:style-name="T22_28">early</text:span><text:span text:style-name="T22_29"><text:s/></text:span><text:span text:style-name="T22_30">as</text:span><text:span text:style-name="T22_31"><text:s/></text:span><text:span text:style-name="T22_32">you</text:span><text:span text:style-name="T22_33"><text:s/></text:span><text:span text:style-name="T22_34">can</text:span><text:span text:style-name="T22_35"><text:s/>,<text:s/></text:span><text:span text:style-name="T22_36">so</text:span><text:span text:style-name="T22_37"><text:s/></text:span><text:span text:style-name="T22_38">we</text:span><text:span text:style-name="T22_39"><text:s/></text:span><text:span text:style-name="T22_40">can</text:span><text:span text:style-name="T22_41"><text:s/></text:span><text:span text:style-name="T22_42">check</text:span><text:span text:style-name="T22_43"><text:s/></text:span><text:span text:style-name="T22_44">the</text:span><text:span text:style-name="T22_45"><text:s/></text:span><text:span text:style-name="T22_46">availability</text:span><text:span text:style-name="T22_47"><text:s/></text:span><text:span text:style-name="T22_48">of</text:span><text:span text:style-name="T22_49"><text:s/></text:span><text:span text:style-name="T22_50">the</text:span><text:span text:style-name="T22_51"><text:s/></text:span><text:span text:style-name="T22_52">rooms</text:span><text:span text:style-name="T22_53"><text:s/></text:span><text:span text:style-name="T22_54">with</text:span><text:span text:style-name="T22_55"><text:s/></text:span><text:span text:style-name="T22_56">the</text:span><text:span text:style-name="T22_57"><text:s/></text:span><text:span text:style-name="T22_58">hotel</text:span><text:span text:style-name="T22_59">.<text:s/></text:span><text:span text:style-name="T22_60">Please</text:span><text:span text:style-name="T22_61"><text:s/></text:span><text:span text:style-name="T22_62">send</text:span><text:span text:style-name="T22_63"><text:s/></text:span><text:span text:style-name="T22_64">us</text:span><text:span text:style-name="T22_65"><text:s/></text:span><text:span text:style-name="T22_66">an</text:span><text:span text:style-name="T22_67"><text:s/></text:span><text:span text:style-name="T22_68">e</text:span><text:span text:style-name="T22_69">-</text:span><text:span text:style-name="T22_70">mail</text:span><text:span text:style-name="T22_71"><text:s/></text:span><text:span text:style-name="T22_72">with</text:span><text:span text:style-name="T22_73"><text:s/></text:span><text:span text:style-name="T22_74">your</text:span><text:span text:style-name="T22_75"><text:s/></text:span><text:span text:style-name="T22_76">details</text:span><text:span text:style-name="T22_77"><text:s/></text:span><text:span text:style-name="T22_78">at</text:span><text:span text:style-name="T22_79"><text:s/></text:span><text:span text:style-name="T22_80">reservations</text:span><text:span text:style-name="T22_81">@</text:span><text:span text:style-name="T22_82">os</text:span><text:span text:style-name="T22_83">-</text:span><text:span text:style-name="T22_84">el</text:span><text:span text:style-name="T22_85">.</text:span><text:span text:style-name="T22_86">gr</text:span><text:span text:style-name="T22_87">)</text:span></text:p>
      <text:p text:style-name="P23"><text:span text:style-name="T23_1">(</text:span><text:span text:style-name="T23_2">In</text:span><text:span text:style-name="T23_3"><text:s/></text:span><text:span text:style-name="T23_4">order</text:span><text:span text:style-name="T23_5"><text:s/></text:span><text:span text:style-name="T23_6">to</text:span><text:span text:style-name="T23_7"><text:s/></text:span><text:span text:style-name="T23_8">reserve</text:span><text:span text:style-name="T23_9"><text:s/></text:span><text:span text:style-name="T23_10">a</text:span><text:span text:style-name="T23_11"><text:s/></text:span><text:span text:style-name="T23_12">room</text:span><text:span text:style-name="T23_13"><text:s/></text:span><text:span text:style-name="T23_14">you</text:span><text:span text:style-name="T23_15"><text:s/></text:span><text:span text:style-name="T23_16">have</text:span><text:span text:style-name="T23_17"><text:s/></text:span><text:span text:style-name="T23_18">to</text:span><text:span text:style-name="T23_19"><text:s/></text:span><text:span text:style-name="T23_20">pay</text:span><text:span text:style-name="T23_21"><text:s/></text:span><text:span text:style-name="T23_22">the</text:span><text:span text:style-name="T23_23"><text:s/>50<text:s/>%<text:s/></text:span><text:span text:style-name="T23_24">of</text:span><text:span text:style-name="T23_25"><text:s/></text:span><text:span text:style-name="T23_26">the</text:span><text:span text:style-name="T23_27"><text:s/></text:span><text:span text:style-name="T23_28">total</text:span><text:span text:style-name="T23_29"><text:s/></text:span><text:span text:style-name="T23_30">cost</text:span><text:span text:style-name="T23_31"><text:s/>-<text:s/></text:span><text:span text:style-name="T23_32">You</text:span><text:span text:style-name="T23_33"><text:s/></text:span><text:span text:style-name="T23_34">will</text:span><text:span text:style-name="T23_35"><text:s/></text:span><text:span text:style-name="T23_36">receive</text:span><text:span text:style-name="T23_37"><text:s/></text:span><text:span text:style-name="T23_38">more</text:span><text:span text:style-name="T23_39"><text:s/></text:span><text:span text:style-name="T23_40">info</text:span><text:span text:style-name="T23_41"><text:s/></text:span><text:span text:style-name="T23_42">about</text:span><text:span text:style-name="T23_43"><text:s/></text:span><text:span text:style-name="T23_44">the</text:span><text:span text:style-name="T23_45"><text:s/></text:span><text:span text:style-name="T23_46">bank</text:span><text:span text:style-name="T23_47"><text:s/></text:span><text:span text:style-name="T23_48">deposit</text:span><text:span text:style-name="T23_49"><text:s/></text:span><text:span text:style-name="T23_50">via</text:span><text:span text:style-name="T23_51"><text:s/></text:span><text:span text:style-name="T23_52">e</text:span><text:span text:style-name="T23_53">-</text:span><text:span text:style-name="T23_54">mail</text:span><text:span text:style-name="T23_55">.)</text:span></text:p>
      <text:p text:style-name="P24"/>
      <text:p text:style-name="P25"><text:span text:style-name="T25_1">The</text:span><text:span text:style-name="T25_2"><text:s/></text:span><text:span text:style-name="T25_3">cost</text:span><text:span text:style-name="T25_4"><text:s/></text:span><text:span text:style-name="T25_5">for</text:span><text:span text:style-name="T25_6"><text:s/></text:span><text:span text:style-name="T25_7">the</text:span><text:span text:style-name="T25_8"><text:s/></text:span><text:span text:style-name="T25_9">rooms</text:span><text:span text:style-name="T25_10"><text:s/></text:span><text:span text:style-name="T25_11">is</text:span><text:span text:style-name="T25_12"><text:s/>(</text:span><text:span text:style-name="T25_13">including</text:span><text:span text:style-name="T25_14"><text:s/></text:span><text:span text:style-name="T25_15">breakfast</text:span><text:span text:style-name="T25_16"><text:s/>&amp;<text:s/></text:span><text:span text:style-name="T25_17">dinner</text:span><text:span text:style-name="T25_18">):</text:span></text:p>
      <text:p text:style-name="P26"/>
      <text:p text:style-name="P27"><text:span text:style-name="T27_1">*<text:s/></text:span><text:span text:style-name="T27_2">Single</text:span><text:span text:style-name="T27_3"><text:s/></text:span><text:span text:style-name="T27_4">room</text:span><text:span text:style-name="T27_5"><text:s/>-<text:s/>35<text:s/></text:span><text:span text:style-name="T27_6">euros</text:span><text:span text:style-name="T27_7">/</text:span><text:span text:style-name="T27_8">per</text:span><text:span text:style-name="T27_9"><text:s/></text:span><text:span text:style-name="T27_10">night</text:span></text:p>
      <text:p text:style-name="P28"><text:span text:style-name="T28_1">*<text:s/></text:span><text:span text:style-name="T28_2">Double</text:span><text:span text:style-name="T28_3"><text:s/></text:span><text:span text:style-name="T28_4">room</text:span><text:span text:style-name="T28_5"><text:s/>-<text:s/>45<text:s/></text:span><text:span text:style-name="T28_6">euros</text:span><text:span text:style-name="T28_7">/[</text:span><text:span text:style-name="T28_8">er</text:span><text:span text:style-name="T28_9"><text:s/></text:span><text:span text:style-name="T28_10">night</text:span></text:p>
      <text:p text:style-name="P29"><text:span text:style-name="T29_1">*<text:s/></text:span><text:span text:style-name="T29_2">Triple</text:span><text:span text:style-name="T29_3"><text:s/></text:span><text:span text:style-name="T29_4">room</text:span><text:span text:style-name="T29_5"><text:s/></text:span><text:span text:style-name="T29_6">-<text:s/>60<text:s/></text:span><text:span text:style-name="T29_7">euros</text:span><text:span text:style-name="T29_8">/</text:span><text:span text:style-name="T29_9">per</text:span><text:span text:style-name="T29_10"><text:s/></text:span><text:span text:style-name="T29_11">night</text:span></text:p>
      <text:p text:style-name="P30"/>
      <text:p text:style-name="P31"/>
      <text:p text:style-name="P32"><text:span text:style-name="T32_1">3.<text:s/></text:span><text:span text:style-name="T32_2">For</text:span><text:span text:style-name="T32_3"><text:s/></text:span><text:span text:style-name="T32_4">more</text:span><text:span text:style-name="T32_5"><text:s/></text:span><text:span text:style-name="T32_6">information</text:span><text:span text:style-name="T32_7"><text:s/>&amp;<text:s/></text:span><text:span text:style-name="T32_8">registration</text:span><text:span text:style-name="T32_9"><text:s/></text:span><text:span text:style-name="T32_10">form</text:span><text:span text:style-name="T32_11">:<text:s/><text:tab/><text:tab/><text:tab/><text:tab/></text:span></text:p>
      <text:p text:style-name="P33"><text:span text:style-name="T33_1">--<text:s/></text:span><text:span text:style-name="T33_2">Send</text:span><text:span text:style-name="T33_3"><text:s/></text:span><text:span text:style-name="T33_4">us</text:span><text:span text:style-name="T33_5"><text:s/></text:span><text:span text:style-name="T33_6">an</text:span><text:span text:style-name="T33_7"><text:s/></text:span><text:span text:style-name="T33_8">e</text:span><text:span text:style-name="T33_9">-</text:span><text:span text:style-name="T33_10">mail</text:span><text:span text:style-name="T33_11"><text:s/></text:span><text:span text:style-name="T33_12">at</text:span><text:span text:style-name="T33_13"><text:s/>:<text:s/></text:span><text:span text:style-name="T33_14">summercamp</text:span><text:span text:style-name="T33_15">@</text:span><text:span text:style-name="T33_16">os</text:span><text:span text:style-name="T33_17">-</text:span><text:span text:style-name="T33_18">el</text:span><text:span text:style-name="T33_19">.</text:span><text:span text:style-name="T33_20">gr</text:span><text:span text:style-name="T33_21"><text:s/><text:tab/><text:tab/><text:tab/><text:tab/></text:span></text:p>
      <text:p text:style-name="P34"><text:span text:style-name="T34_1">--<text:s/></text:span><text:span text:style-name="T34_2">Get</text:span><text:span text:style-name="T34_3"><text:s/></text:span><text:span text:style-name="T34_4">into</text:span><text:span text:style-name="T34_5"><text:s/></text:span><text:span text:style-name="T34_6">our</text:span><text:span text:style-name="T34_7"><text:s/></text:span><text:span text:style-name="T34_8">IRC</text:span><text:span text:style-name="T34_9"><text:s/></text:span><text:span text:style-name="T34_10">Channel</text:span><text:span text:style-name="T34_11"><text:s/>#</text:span><text:span text:style-name="T34_12">openSUSE</text:span><text:span text:style-name="T34_13">-</text:span><text:span text:style-name="T34_14">el</text:span><text:span text:style-name="T34_15"><text:s/></text:span><text:span text:style-name="T34_16">in</text:span><text:span text:style-name="T34_17"><text:s/></text:span><text:span text:style-name="T34_18">Freenode</text:span><text:span text:style-name="T34_19"><text:s/><text:tab/><text:tab/><text:tab/><text:tab/></text:span></text:p>
      <text:p text:style-name="P35"/>
      <text:p text:style-name="P36"><text:span text:style-name="T36_1">Because</text:span><text:span text:style-name="T36_2"><text:s/></text:span><text:span text:style-name="T36_3">we</text:span><text:span text:style-name="T36_4"><text:s/></text:span><text:span text:style-name="T36_5">love</text:span><text:span text:style-name="T36_6"><text:s/></text:span><text:span text:style-name="T36_7">what</text:span><text:span text:style-name="T36_8"><text:s/></text:span><text:span text:style-name="T36_9">we</text:span><text:span text:style-name="T36_10"><text:s/></text:span><text:span text:style-name="T36_11">do</text:span><text:span text:style-name="T36_12">,<text:s/></text:span><text:span text:style-name="T36_13">we</text:span><text:span text:style-name="T36_14"><text:s/></text:span><text:span text:style-name="T36_15">are</text:span><text:span text:style-name="T36_16"><text:s/></text:span><text:span text:style-name="T36_17">having</text:span><text:span text:style-name="T36_18"><text:s/></text:span><text:span text:style-name="T36_19">fun</text:span><text:span text:style-name="T36_20"><text:s/></text:span><text:span text:style-name="T36_21">contributing</text:span><text:span text:style-name="T36_22"><text:s/></text:span><text:span text:style-name="T36_23">to</text:span><text:span text:style-name="T36_24"><text:s/></text:span><text:span text:style-name="T36_25">FOSS</text:span><text:span text:style-name="T36_26"><text:s/></text:span><text:span text:style-name="T36_27">and</text:span><text:span text:style-name="T36_28"><text:s/></text:span><text:span text:style-name="T36_29">we</text:span><text:span text:style-name="T36_30"><text:s/></text:span><text:span text:style-name="T36_31">hate</text:span><text:span text:style-name="T36_32"><text:s/></text:span><text:span text:style-name="T36_33">doing</text:span><text:span text:style-name="T36_34"><text:s/></text:span><text:span text:style-name="T36_35">it</text:span><text:span text:style-name="T36_36"><text:s/></text:span><text:span text:style-name="T36_37">alone</text:span><text:span text:style-name="T36_38"><text:s/></text:span><text:span text:style-name="T36_39">in</text:span><text:span text:style-name="T36_40"><text:s/></text:span><text:span text:style-name="T36_41">our</text:span><text:span text:style-name="T36_42"><text:s/></text:span><text:span text:style-name="T36_43">rooms</text:span><text:span text:style-name="T36_44"><text:s/></text:span><text:span text:style-name="T36_45">during</text:span><text:span text:style-name="T36_46"><text:s/></text:span><text:span text:style-name="T36_47">Summer</text:span><text:span text:style-name="T36_48"><text:s/></text:span><text:span text:style-name="T36_49">time</text:span></text:p>
      <text:p text:style-name="P37"/>
      <text:p text:style-name="P38"/>
      <text:p text:style-name="P39"><text:span text:style-name="T39_1">WE</text:span><text:span text:style-name="T39_2"><text:s/></text:span><text:span text:style-name="T39_3">ARE</text:span><text:span text:style-name="T39_4"><text:s/></text:span><text:span text:style-name="T39_5">LOOKING</text:span><text:span text:style-name="T39_6"><text:s/></text:span><text:span text:style-name="T39_7">FORWARD</text:span><text:span text:style-name="T39_8"><text:s/></text:span><text:span text:style-name="T39_9">TO</text:span><text:span text:style-name="T39_10"><text:s/></text:span><text:span text:style-name="T39_11">SEEING</text:span><text:span text:style-name="T39_12"><text:s/></text:span><text:span text:style-name="T39_13">YOU</text:span><text:span text:style-name="T39_14"><text:s/></text:span><text:span text:style-name="T39_15">ALL</text:span><text:span text:style-name="T39_16">!<text:s/></text:span></text:p>
      <text:p text:style-name="P40"/>
      <text:p text:style-name="P41"/>
      <text:p text:style-name="P42"/>
      <text:p text:style-name="P4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